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b49c" officeooo:paragraph-rsid="000cb49c"/>
    </style:style>
    <style:style style:name="P2" style:family="paragraph" style:parent-style-name="Text_20_body">
      <style:text-properties fo:font-style="normal" officeooo:rsid="000cb49c" officeooo:paragraph-rsid="000cb49c" style:font-style-asian="normal" style:font-style-complex="normal"/>
    </style:style>
    <style:style style:name="P3" style:family="paragraph" style:parent-style-name="Text_20_body">
      <style:text-properties officeooo:paragraph-rsid="000e25b4"/>
    </style:style>
    <style:style style:name="P4" style:family="paragraph" style:parent-style-name="Text_20_body">
      <style:text-properties officeooo:rsid="000f8378" officeooo:paragraph-rsid="000f8378"/>
    </style:style>
    <style:style style:name="P5" style:family="paragraph" style:parent-style-name="Text_20_body">
      <style:text-properties officeooo:rsid="001000bb" officeooo:paragraph-rsid="001000bb"/>
    </style:style>
    <style:style style:name="P6" style:family="paragraph" style:parent-style-name="Text_20_body">
      <style:text-properties officeooo:rsid="001034c3" officeooo:paragraph-rsid="001034c3"/>
    </style:style>
    <style:style style:name="P7" style:family="paragraph" style:parent-style-name="Text_20_body">
      <style:text-properties officeooo:rsid="0010ac0a" officeooo:paragraph-rsid="0010ac0a"/>
    </style:style>
    <style:style style:name="P8" style:family="paragraph" style:parent-style-name="Text_20_body">
      <style:text-properties officeooo:rsid="001149c4" officeooo:paragraph-rsid="001149c4"/>
    </style:style>
    <style:style style:name="P9" style:family="paragraph" style:parent-style-name="Text_20_body">
      <style:text-properties officeooo:rsid="0012f4ba" officeooo:paragraph-rsid="0012f4ba"/>
    </style:style>
    <style:style style:name="P10" style:family="paragraph" style:parent-style-name="Text_20_body">
      <style:text-properties officeooo:rsid="0015814d" officeooo:paragraph-rsid="0015814d"/>
    </style:style>
    <style:style style:name="P11" style:family="paragraph" style:parent-style-name="Text_20_body">
      <style:text-properties officeooo:rsid="00165585" officeooo:paragraph-rsid="00165585"/>
    </style:style>
    <style:style style:name="P12" style:family="paragraph" style:parent-style-name="Text_20_body">
      <style:text-properties officeooo:rsid="00173068" officeooo:paragraph-rsid="00173068"/>
    </style:style>
    <style:style style:name="P13" style:family="paragraph" style:parent-style-name="Title">
      <style:text-properties officeooo:rsid="000cb49c" officeooo:paragraph-rsid="000cb49c"/>
    </style:style>
    <style:style style:name="P14" style:family="paragraph" style:parent-style-name="Heading_20_2">
      <style:text-properties officeooo:rsid="001149c4" officeooo:paragraph-rsid="001149c4"/>
    </style:style>
    <style:style style:name="P15" style:family="paragraph" style:parent-style-name="Heading_20_2">
      <style:text-properties officeooo:rsid="001034c3" officeooo:paragraph-rsid="001034c3"/>
    </style:style>
    <style:style style:name="P16" style:family="paragraph" style:parent-style-name="Heading_20_2">
      <style:text-properties officeooo:rsid="0012f4ba" officeooo:paragraph-rsid="0012f4ba"/>
    </style:style>
    <style:style style:name="T1" style:family="text">
      <style:text-properties officeooo:rsid="000cb49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65585"/>
    </style:style>
    <style:style style:name="T5" style:family="text">
      <style:text-properties officeooo:rsid="00173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b 1. <text:s/>Installing SaltStack</text:p>
      <text:p text:style-name="P1"/>
      <text:p text:style-name="P1">In this lab, we will create a Salt Master from our system running Ubuntu 16.04. </text:p>
      <text:p text:style-name="P1">Each student will have access to a system named saltmaster-s&lt;#&gt;</text:p>
      <text:p text:style-name="P1">Where the number after the s is an integer assigned to the student. </text:p>
      <text:p text:style-name="P1"/>
      <text:h text:style-name="P14" text:outline-level="2">Before installing salt.</text:h>
      <text:p text:style-name="P8">Edit the /etc/hosts file. <text:s/>Please enter in the IP address and names of all of the servers that you will be managing with your salt installation. </text:p>
      <text:h text:style-name="Heading_20_2" text:outline-level="2">Installing Salt</text:h>
      <text:p text:style-name="P1">To create the Salt Master, we will use the <text:span text:style-name="T2">bootstrap</text:span><text:span text:style-name="T3"> method. <text:s/>The bootstrap is a shell script</text:span></text:p>
      <text:p text:style-name="P2">that, when invoked, will automatically install Salt on the system. </text:p>
      <text:p text:style-name="P1">Please run the following commands. </text:p>
      <text:p text:style-name="P3"><text:span text:style-name="T1">1. curl -L </text:span><text:a xlink:type="simple" xlink:href="https://bootstrap.saltstack.com/"><text:span text:style-name="T1">https://bootstrap.saltstack.com</text:span></text:a><text:span text:style-name="T1"> -o install.sh</text:span></text:p>
      <text:p text:style-name="P4">2. <text:s/>sudo sh install.sh -P -M</text:p>
      <text:p text:style-name="P4">This will take approximately one minute to run. </text:p>
      <text:p text:style-name="P5">Next, we will configure the salt system. <text:s/>The configuration files are found in /etc/salt</text:p>
      <text:p text:style-name="P5"/>
      <text:h text:style-name="P15" text:outline-level="2">Configuring Salt</text:h>
      <text:p text:style-name="P6">Once we have installed SaltStack, our next task is to configure the Salt master as a minion. <text:s/></text:p>
      <text:p text:style-name="P6">You will need to edit the /etc/salt/minion file. </text:p>
      <text:p text:style-name="P7">Change the default name of the salt master from salt to the hostname of the salt master server. </text:p>
      <text:p text:style-name="P7">Save the file. </text:p>
      <text:p text:style-name="P7"/>
      <text:h text:style-name="P14" text:outline-level="2">Running salt for the first time</text:h>
      <text:p text:style-name="P8">Open up two terminal windows. <text:s/>In the first window type in the following:</text:p>
      <text:p text:style-name="P8"><text:span text:style-name="T5">sudo </text:span>salt-master –log-level debug</text:p>
      <text:p text:style-name="P8">In the second window type:</text:p>
      <text:p text:style-name="P8"><text:span text:style-name="T5">sudo </text:span>salt-minion –log-level debug</text:p>
      <text:p text:style-name="P8"/>
      <text:p text:style-name="P8"><text:soft-page-break/></text:p>
      <text:p text:style-name="P9">Running the daemons in debug mode can be useful the first time in case you have misconfigured something or some other error as occurred. <text:s/></text:p>
      <text:h text:style-name="P16" text:outline-level="2">Accepting the first salt-minion key. </text:h>
      <text:p text:style-name="P9">Once the salt minion and salt master have been successfully started, we'll need to accept the key from the local salt minion. <text:s/></text:p>
      <text:p text:style-name="P9">First, list all the keys that the salt master knows about by typing in:</text:p>
      <text:p text:style-name="P9"><text:span text:style-name="T5">sudo </text:span>salt-key -L</text:p>
      <text:p text:style-name="P10">You should see output that looks like this:</text:p>
      <text:p text:style-name="P10">Accepted Keys: </text:p>
      <text:p text:style-name="P10">Denied Keys: </text:p>
      <text:p text:style-name="P10">Unaccepted Keys: </text:p>
      <text:p text:style-name="P10">saltmaster-s1-001.localdomain </text:p>
      <text:p text:style-name="P10">Rejected Keys: </text:p>
      <text:p text:style-name="P10"/>
      <text:p text:style-name="P10">Note that we now have one unaccepted key, from our local salt minion. <text:s/>Let's now accept that key by typing in </text:p>
      <text:p text:style-name="P10">salt-key -A</text:p>
      <text:p text:style-name="P10">and then typing in salt-key -L to ensure that the key has now been accepted. <text:s/><text:span text:style-name="T4">If everything has gone well, then the new output from salt-key -L should look like this:</text:span></text:p>
      <text:p text:style-name="P11">Accepted Keys: </text:p>
      <text:p text:style-name="P11">saltmaster-s1-001.localdomain </text:p>
      <text:p text:style-name="P11">Denied Keys: </text:p>
      <text:p text:style-name="P11">Unaccepted Keys: </text:p>
      <text:p text:style-name="P11">Rejected Keys: </text:p>
      <text:p text:style-name="P12">Now ping the local minion using the test.ping module. </text:p>
      <text:p text:style-name="P12">sudo salt '*' test.ping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9:07:59.653296599</meta:creation-date>
    <dc:date>2017-07-03T20:24:25.765689715</dc:date>
    <meta:editing-duration>PT4H13M5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380" meta:character-count="2279" meta:non-whitespace-character-count="1908"/>
  </office:meta>
</office:document-meta>
</file>